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NUTRICENTRO IRURI E.I.R.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349686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748965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ISPE GAMARRA ANDRES WILIA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15327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1/2021</text:p>
          </table:table-cell>
          <table:table-cell table:style-name="Tabla2.A2" office:value-type="string">
            <text:p text:style-name="P7">9435632</text:p>
          </table:table-cell>
          <table:table-cell table:style-name="Tabla2.A2" office:value-type="string">
            <text:p text:style-name="P7">126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30T00:06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